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19505" officeooo:paragraph-rsid="00019505"/>
    </style:style>
    <style:style style:name="P2" style:family="paragraph" style:parent-style-name="Standard">
      <style:text-properties fo:language="pt" fo:country="PT" officeooo:rsid="0003698f" officeooo:paragraph-rsid="0003698f"/>
    </style:style>
    <style:style style:name="P3" style:family="paragraph" style:parent-style-name="Standard">
      <style:text-properties fo:language="pt" fo:country="PT" officeooo:rsid="00044d4f" officeooo:paragraph-rsid="00044d4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language="pt" fo:country="PT"/>
    </style:style>
    <style:style style:name="T2" style:family="text">
      <style:text-properties officeooo:rsid="0003698f"/>
    </style:style>
    <style:style style:name="T3" style:family="text">
      <style:text-properties officeooo:rsid="00044d4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82cm" fo:min-width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535cm" fo:min-width="3.5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348cm" fo:min-width="2.8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address translation (NAT)</text:p>
      <text:p text:style-name="P1"><draw:frame text:anchor-type="paragraph" draw:z-index="5" draw:name="Forma6" draw:style-name="gr5" draw:text-style-name="P4" svg:width="2.999cm" svg:height="0.759cm" svg:x="10.241cm" svg:y="0.363cm"><draw:text-box><text:p>Outside network</text:p></draw:text-box></draw:frame></text:p>
      <text:p text:style-name="P1"><draw:custom-shape text:anchor-type="paragraph" draw:z-index="0" draw:name="Forma1" draw:style-name="gr9" svg:width="4.022cm" svg:height="1.906cm" svg:x="-0.042cm" svg:y="0.8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2" draw:style-name="gr8" svg:width="5.063cm" svg:height="2.17cm" svg:x="8.671cm" svg:y="0.8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3" draw:style-name="gr7" svg:width="1.235cm" svg:height="0.883cm" svg:x="5.514cm" svg:y="1.358cm"><text:p/><draw:enhanced-geometry svg:viewBox="0 0 21600 21600" draw:type="rectangle" draw:enhanced-path="M 0 0 L 21600 0 21600 21600 0 21600 0 0 Z N"/></draw:custom-shape><draw:line text:anchor-type="paragraph" draw:z-index="3" draw:name="Forma4" draw:style-name="gr6" draw:text-style-name="P5" svg:x1="3.979cm" svg:y1="1.746cm" svg:x2="5.514cm" svg:y2="1.764cm"><text:p/></draw:line><draw:line text:anchor-type="paragraph" draw:z-index="4" draw:name="Forma5" draw:style-name="gr6" draw:text-style-name="P5" svg:x1="6.749cm" svg:y1="1.764cm" svg:x2="8.672cm" svg:y2="1.782cm"><text:p/></draw:line><draw:frame text:anchor-type="paragraph" draw:z-index="6" draw:name="Forma7" draw:style-name="gr4" draw:text-style-name="P4" svg:width="2.735cm" svg:height="0.548cm" svg:x="0.557cm" svg:y="0.176cm"><draw:text-box><text:p>Inside network</text:p></draw:text-box></draw:frame></text:p>
      <text:p text:style-name="P1"/>
      <text:p text:style-name="P1"/>
      <text:p text:style-name="P1"/>
      <text:p text:style-name="P1"><draw:frame text:anchor-type="paragraph" draw:z-index="7" draw:name="Forma8" draw:style-name="gr3" draw:text-style-name="P4" svg:width="2.17cm" svg:height="0.653cm" svg:x="5.073cm" svg:y="0.452cm"><draw:text-box><text:p>NAT router</text:p></draw:text-box></draw:frame></text:p>
      <text:p text:style-name="P1"/>
      <text:p text:style-name="P1"/>
      <text:p text:style-name="P1"/>
      <text:p text:style-name="P1"/>
      <text:p text:style-name="P1">O NAT router efetua a tradução dos endereços de rede entre a inside e a outside network ou vice-versa</text:p>
      <text:p text:style-name="P1"/>
      <text:p text:style-name="P1"><text:span text:style-name="T2">1) </text:span>Static NAT → 1 para 1</text:p>
      <text:p text:style-name="P1">Um endereço inside corresponde a um endereço outside</text:p>
      <text:p text:style-name="P1"/>
      <text:p text:style-name="P2">2) NAT Pool → N para M (N&gt;&gt;M)</text:p>
      <text:p text:style-name="P2"><draw:frame text:anchor-type="paragraph" draw:z-index="9" draw:name="Forma10" draw:style-name="gr1" draw:text-style-name="P4" svg:width="3.793cm" svg:height="1.463cm" svg:x="13.757cm" svg:y="0.247cm"><draw:text-box><text:p>Ip público do nat router na interface outside</text:p></draw:text-box></draw:frame>N endereços in<text:span text:style-name="T3">sid</text:span>e são convertidos em M endereços outside</text:p>
      <text:p text:style-name="P2"><draw:line text:anchor-type="paragraph" draw:z-index="8" draw:name="Forma9" draw:style-name="gr2" draw:text-style-name="P5" svg:x1="8.641cm" svg:y1="0.401cm" svg:x2="13.359cm" svg:y2="0.025cm"><text:p/></draw:line></text:p>
      <text:p text:style-name="P2">3) NAT Pat (“Port address translation”) → N para <text:span text:style-name="T5">1</text:span> <text:span text:style-name="T3">(NAT overload)</text:span></text:p>
      <text:p text:style-name="P2">N endereços inside correspondem a 1 endereço outside</text:p>
      <text:p text:style-name="P1"/>
      <text:p text:style-name="P3">Cada conexão à internet depende de um socket tcp/ip </text:p>
      <text:p text:style-name="P3">Socket é definido por (source ip, source port, destination ip, destination port) 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12T19:23:51.106000000</dc:date>
    <meta:editing-duration>PT9M39S</meta:editing-duration>
    <meta:editing-cycles>1</meta:editing-cycles>
    <meta:document-statistic meta:table-count="0" meta:image-count="0" meta:object-count="0" meta:page-count="1" meta:paragraph-count="10" meta:word-count="96" meta:character-count="546" meta:non-whitespace-character-count="458"/>
  </office:meta>
</office:document-meta>
</file>